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roman"/>
    <style:font-face style:name="Linux Biolinum G" svg:font-family="'Linux Biolinum G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595cm" fo:margin-left="0cm" table:align="left"/>
    </style:style>
    <style:style style:name="Tableau1.A" style:family="table-column">
      <style:table-column-properties style:column-width="1.799cm"/>
    </style:style>
    <style:style style:name="Tableau1.B" style:family="table-column">
      <style:table-column-properties style:column-width="3.81cm"/>
    </style:style>
    <style:style style:name="Tableau1.C" style:family="table-column">
      <style:table-column-properties style:column-width="11.98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28e0" officeooo:paragraph-rsid="000e28e0"/>
    </style:style>
    <style:style style:name="P2" style:family="paragraph" style:parent-style-name="Standard">
      <style:paragraph-properties fo:text-align="center" style:justify-single-word="false"/>
      <style:text-properties style:font-name="Linux Biolinum G" fo:font-size="11pt" fo:font-weight="bold" officeooo:rsid="000e28e0" officeooo:paragraph-rsid="000e28e0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font-name="Linux Biolinum G" officeooo:rsid="000e28e0" officeooo:paragraph-rsid="000e28e0"/>
    </style:style>
    <style:style style:name="P4" style:family="paragraph" style:parent-style-name="Table_20_Contents">
      <style:text-properties style:font-name="Linux Biolinum G" fo:font-size="8pt" officeooo:rsid="000f7808" officeooo:paragraph-rsid="000f7808" style:font-size-asian="8pt" style:font-size-complex="8pt"/>
    </style:style>
    <style:style style:name="P5" style:family="paragraph" style:parent-style-name="Table_20_Contents">
      <style:text-properties style:font-name="Linux Biolinum G" fo:font-size="8pt" officeooo:rsid="000e28e0" officeooo:paragraph-rsid="000e28e0" style:font-size-asian="8pt" style:font-size-complex="8pt"/>
    </style:style>
    <style:style style:name="P6" style:family="paragraph" style:parent-style-name="Table_20_Contents">
      <style:text-properties style:font-name="Linux Biolinum G" fo:font-size="8pt" officeooo:rsid="000e28e0" officeooo:paragraph-rsid="0010239c" style:font-size-asian="8pt" style:font-size-complex="8pt"/>
    </style:style>
    <style:style style:name="P7" style:family="paragraph" style:parent-style-name="Table_20_Contents">
      <style:text-properties style:font-name="Linux Biolinum G" fo:font-size="8pt" officeooo:rsid="0011f351" officeooo:paragraph-rsid="0011f351" style:font-size-asian="8pt" style:font-size-complex="8pt"/>
    </style:style>
    <style:style style:name="P8" style:family="paragraph" style:parent-style-name="Table_20_Contents">
      <style:text-properties style:font-name="Linux Biolinum G" fo:font-size="8pt" officeooo:rsid="0010239c" officeooo:paragraph-rsid="0010239c" style:font-size-asian="8pt" style:font-size-complex="8pt"/>
    </style:style>
    <style:style style:name="P9" style:family="paragraph" style:parent-style-name="Table_20_Contents">
      <style:text-properties style:font-name="Linux Biolinum G" fo:font-size="8pt" officeooo:paragraph-rsid="001173e0" style:font-size-asian="8pt" style:font-size-complex="8pt"/>
    </style:style>
    <style:style style:name="P10" style:family="paragraph" style:parent-style-name="Table_20_Contents">
      <style:text-properties style:font-name="Linux Biolinum G" fo:font-size="8pt" officeooo:rsid="001173e0" officeooo:paragraph-rsid="001173e0" style:font-size-asian="8pt" style:font-size-complex="8pt"/>
    </style:style>
    <style:style style:name="P11" style:family="paragraph" style:parent-style-name="Table_20_Contents">
      <style:text-properties style:font-name="Linux Biolinum G" fo:font-size="8pt" officeooo:rsid="001487cf" officeooo:paragraph-rsid="001487cf" style:font-size-asian="8pt" style:font-size-complex="8pt"/>
    </style:style>
    <style:style style:name="P12" style:family="paragraph" style:parent-style-name="Table_20_Contents">
      <style:text-properties style:font-name="Linux Biolinum G" fo:font-size="8pt" fo:font-weight="bold" officeooo:rsid="000e28e0" officeooo:paragraph-rsid="000e28e0" style:font-size-asian="8pt" style:font-weight-asian="bold" style:font-size-complex="8pt" style:font-weight-complex="bold"/>
    </style:style>
    <style:style style:name="P13" style:family="paragraph" style:parent-style-name="Table_20_Contents">
      <style:text-properties style:font-name="Linux Biolinum G" fo:font-size="8pt" fo:font-style="normal" fo:font-weight="normal" officeooo:rsid="001487cf" officeooo:paragraph-rsid="001487cf" style:font-size-asian="8pt" style:font-style-asian="normal" style:font-weight-asian="normal" style:font-size-complex="8pt" style:font-style-complex="normal" style:font-weight-complex="normal"/>
    </style:style>
    <style:style style:name="P14" style:family="paragraph" style:parent-style-name="Table_20_Contents">
      <style:text-properties style:font-name="Linux Biolinum G" fo:font-size="10pt" fo:font-weight="bold" officeooo:rsid="000e28e0" officeooo:paragraph-rsid="000e28e0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Linux Biolinum G" fo:font-size="8pt" officeooo:rsid="001173e0" officeooo:paragraph-rsid="001173e0" style:font-size-asian="8pt" style:font-size-complex="8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Linux Biolinum G" fo:font-size="12pt"/>
    </style:style>
    <style:style style:name="T1" style:family="text">
      <style:text-properties officeooo:rsid="000f7808"/>
    </style:style>
    <style:style style:name="T2" style:family="text">
      <style:text-properties officeooo:rsid="0010239c"/>
    </style:style>
    <style:style style:name="T3" style:family="text">
      <style:text-properties officeooo:rsid="001173e0"/>
    </style:style>
    <style:style style:name="T4" style:family="text">
      <style:text-properties officeooo:rsid="0011f351"/>
    </style:style>
    <style:style style:name="T5" style:family="text">
      <style:text-properties style:text-underline-style="none" officeooo:rsid="0011f351"/>
    </style:style>
    <style:style style:name="T6" style:family="text">
      <style:text-properties officeooo:rsid="001487cf"/>
    </style:style>
    <style:style style:name="T7" style:family="text">
      <style:text-properties officeooo:rsid="0017e0dd"/>
    </style:style>
    <style:style style:name="T8" style:family="text">
      <style:text-properties officeooo:rsid="0018e55c"/>
    </style:style>
    <style:style style:name="T9" style:family="text">
      <style:text-properties style:font-name="Linux Biolinum G" fo:font-size="12pt"/>
    </style:style>
    <style:style style:name="gr1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n thésaurus – liste contrôl<text:span text:style-name="T6">ée</text:span> de marqueurs unique<text:span text:style-name="T6">s</text:span> pour bibliothèque de références Zotero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329908784688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Marqueur unique <text:span text:style-name="T6">˅</text:span></text:p>
          </table:table-cell>
          <table:table-cell table:style-name="Tableau1.C1" office:value-type="string">
            <text:p text:style-name="P3">Description, synonymes, note d’intention</text:p>
          </table:table-cell>
        </table:table-row>
        <table:table-row table:style-name="TableLine2329908796928">
          <table:table-cell table:style-name="Tableau1.A2" table:number-rows-spanned="5" office:value-type="string">
            <text:p text:style-name="P4"><text:span text:style-name="T7">Marqueurs de m</text:span>éthode</text:p>
          </table:table-cell>
          <table:table-cell table:style-name="Tableau1.A2" office:value-type="string">
            <text:p text:style-name="P14">_nettoyé</text:p>
          </table:table-cell>
          <table:table-cell table:style-name="Tableau1.C2" office:value-type="string">
            <text:p text:style-name="P7">La référence a été vérifiée et corrigée. Elle est prête à être citée.</text:p>
          </table:table-cell>
        </table:table-row>
        <table:table-row table:style-name="TableLine2329908791216">
          <table:covered-table-cell table:style-name="Tableau1.A2"/>
          <table:table-cell table:style-name="Tableau1.A2" office:value-type="string">
            <text:p text:style-name="P14">_lu</text:p>
          </table:table-cell>
          <table:table-cell table:style-name="Tableau1.C2" office:value-type="string">
            <text:p text:style-name="P7">Parcouru, survolé ou lu dans le détail. Aussi : écouté ou vu pour les podcasts, les conférences, les vidéos, etc.</text:p>
          </table:table-cell>
        </table:table-row>
        <table:table-row table:style-name="TableLine2329908797200">
          <table:covered-table-cell table:style-name="Tableau1.A2"/>
          <table:table-cell table:style-name="Tableau1.A2" office:value-type="string">
            <text:p text:style-name="P14">_bibliographie analysée</text:p>
          </table:table-cell>
          <table:table-cell table:style-name="Tableau1.C2" office:value-type="string">
            <text:p text:style-name="P7">J’ai parcouru la bibliographie et récupéré dans ma bibliothèque toutes les références intéressantes qui n’y étaient pas encore.</text:p>
          </table:table-cell>
        </table:table-row>
        <table:table-row table:style-name="TableLine2329908797744">
          <table:covered-table-cell table:style-name="Tableau1.A2"/>
          <table:table-cell table:style-name="Tableau1.A2" office:value-type="string">
            <text:p text:style-name="P14">_urgent à lire</text:p>
          </table:table-cell>
          <table:table-cell table:style-name="Tableau1.C2" office:value-type="string">
            <text:p text:style-name="P7">Dans le prochain mois. Promis.</text:p>
          </table:table-cell>
        </table:table-row>
        <table:table-row table:style-name="TableLine2329908799104">
          <table:covered-table-cell table:style-name="Tableau1.A2"/>
          <table:table-cell table:style-name="Tableau1.A2" office:value-type="string">
            <text:p text:style-name="P14">_[nom du projet]</text:p>
          </table:table-cell>
          <table:table-cell table:style-name="Tableau1.C2" office:value-type="string">
            <text:p text:style-name="P5">_<text:span text:style-name="T4">conférence2021, _</text:span><text:span text:style-name="T5">TP2, _Thèsechapitre4, _Timeline2020</text:span></text:p>
          </table:table-cell>
        </table:table-row>
        <table:table-row table:style-name="TableLine2329908795296">
          <table:table-cell table:style-name="Tableau1.A2" table:number-rows-spanned="3" office:value-type="string">
            <text:p text:style-name="P4"><text:span text:style-name="T7">Marqueurs de d</text:span>escription <text:span text:style-name="T7">et d’évaluation</text:span></text:p>
          </table:table-cell>
          <table:table-cell table:style-name="Tableau1.A2" office:value-type="string">
            <text:p text:style-name="P14">_publication majeure</text:p>
          </table:table-cell>
          <table:table-cell table:style-name="Tableau1.C2" office:value-type="string">
            <text:p text:style-name="P7">Pour moins de 5% de vos références.</text:p>
          </table:table-cell>
        </table:table-row>
        <table:table-row table:style-name="TableLine2329908789584">
          <table:covered-table-cell table:style-name="Tableau1.A2"/>
          <table:table-cell table:style-name="Tableau1.A2" office:value-type="string">
            <text:p text:style-name="P14">_pas intéressant</text:p>
          </table:table-cell>
          <table:table-cell table:style-name="Tableau1.C2" office:value-type="string">
            <text:p text:style-name="P7">Pour ne pas le réévaluer dans 6 mois ou 1 an.</text:p>
          </table:table-cell>
        </table:table-row>
        <table:table-row table:style-name="TableLine2329908795568">
          <table:covered-table-cell table:style-name="Tableau1.A2"/>
          <table:table-cell table:style-name="Tableau1.A2" office:value-type="string">
            <text:p text:style-name="P14">_<text:span text:style-name="T1">révisé par les pairs</text:span></text:p>
          </table:table-cell>
          <table:table-cell table:style-name="Tableau1.C2" office:value-type="string">
            <text:p text:style-name="P7">Peer-reviewed, relu par comité de lecture scientifique</text:p>
          </table:table-cell>
        </table:table-row>
        <table:table-row table:style-name="TableLine2329908790672">
          <table:table-cell table:style-name="Tableau1.A2" table:number-rows-spanned="27" office:value-type="string">
            <text:p text:style-name="P4"><text:span text:style-name="T7">Marqueurs t</text:span>hèm<text:span text:style-name="T7">atiques</text:span></text:p>
            <text:p text:style-name="P4"/>
          </table:table-cell>
          <table:table-cell table:style-name="Tableau1.A2" office:value-type="string">
            <text:p text:style-name="P14">_<text:span text:style-name="T1">jeu</text:span></text:p>
          </table:table-cell>
          <table:table-cell table:style-name="Tableau1.C2" office:value-type="string">
            <text:p text:style-name="P5">Game, play, ludique, <text:span text:style-name="T3">playfullness, attitude ludique</text:span></text:p>
          </table:table-cell>
        </table:table-row>
        <table:table-row table:style-name="TableLine2329908791488">
          <table:covered-table-cell table:style-name="Tableau1.A2"/>
          <table:table-cell table:style-name="Tableau1.A2" office:value-type="string">
            <text:p text:style-name="P14">_enfant</text:p>
          </table:table-cell>
          <table:table-cell table:style-name="Tableau1.C2" office:value-type="string">
            <text:p text:style-name="P5">Kids, children, 3-17 ans, élève</text:p>
          </table:table-cell>
        </table:table-row>
        <table:table-row table:style-name="TableLine2329908789856">
          <table:covered-table-cell table:style-name="Tableau1.A2"/>
          <table:table-cell table:style-name="Tableau1.A2" office:value-type="string">
            <text:p text:style-name="P14">_adulte</text:p>
          </table:table-cell>
          <table:table-cell table:style-name="Tableau1.C2" office:value-type="string">
            <text:p text:style-name="P5">Étudiants, 18+</text:p>
          </table:table-cell>
        </table:table-row>
        <table:table-row table:style-name="TableLine2329908795840">
          <table:covered-table-cell table:style-name="Tableau1.A2"/>
          <table:table-cell table:style-name="Tableau1.A2" office:value-type="string">
            <text:p text:style-name="P14">_ainé</text:p>
          </table:table-cell>
          <table:table-cell table:style-name="Tableau1.C2" office:value-type="string">
            <text:p text:style-name="P5"><text:span text:style-name="T4">65+. </text:span>Retraité, personne âgée, elderly, <text:span text:style-name="T3">[avec _thérapie : démence, Alzheimer]</text:span></text:p>
          </table:table-cell>
        </table:table-row>
        <table:table-row table:style-name="TableLine2329908796112">
          <table:covered-table-cell table:style-name="Tableau1.A2"/>
          <table:table-cell table:style-name="Tableau1.A2" office:value-type="string">
            <text:p text:style-name="P14">_<text:span text:style-name="T8">ÉDUCATION</text:span></text:p>
          </table:table-cell>
          <table:table-cell table:style-name="Tableau1.C2" office:value-type="string">
            <text:p text:style-name="P6">Apprentissage, formation, pédagogie : <text:span text:style-name="T2">utiliser _ludification si jeu+éducation</text:span></text:p>
          </table:table-cell>
        </table:table-row>
        <table:table-row table:style-name="TableLine2329908790128">
          <table:covered-table-cell table:style-name="Tableau1.A2"/>
          <table:table-cell table:style-name="Tableau1.A2" office:value-type="string">
            <text:p text:style-name="P14"><text:s text:c="6"/>_<text:span text:style-name="T2">ludification</text:span></text:p>
          </table:table-cell>
          <table:table-cell table:style-name="Tableau1.C2" office:value-type="string">
            <text:p text:style-name="P8">Gamification. Techniques du jeu pour l’éducation. <text:span text:style-name="T3">Badge. Pointification.</text:span></text:p>
          </table:table-cell>
        </table:table-row>
        <table:table-row table:style-name="TableLine2329908784960">
          <table:covered-table-cell table:style-name="Tableau1.A2"/>
          <table:table-cell table:style-name="Tableau1.A2" office:value-type="string">
            <text:p text:style-name="P14">_thérapie</text:p>
          </table:table-cell>
          <table:table-cell table:style-name="Tableau1.C2" office:value-type="string">
            <text:p text:style-name="P5">Soin, hypnose, désordre mental, <text:span text:style-name="T3">psychodrama, sociodrama, cbt, art therapy</text:span></text:p>
          </table:table-cell>
        </table:table-row>
        <table:table-row table:style-name="TableLine2329908796656">
          <table:covered-table-cell table:style-name="Tableau1.A2"/>
          <table:table-cell table:style-name="Tableau1.A2" office:value-type="string">
            <text:p text:style-name="P14">_mémoire</text:p>
          </table:table-cell>
          <table:table-cell table:style-name="Tableau1.C2" office:value-type="string">
            <text:p text:style-name="P5">Rétention</text:p>
          </table:table-cell>
        </table:table-row>
        <table:table-row table:style-name="TableLine2329908796384">
          <table:covered-table-cell table:style-name="Tableau1.A2"/>
          <table:table-cell table:style-name="Tableau1.A2" office:value-type="string">
            <text:p text:style-name="P14">_simulation</text:p>
          </table:table-cell>
          <table:table-cell table:style-name="Tableau1.C2" office:value-type="string">
            <text:p text:style-name="P5">Modélisation, réalisme</text:p>
          </table:table-cell>
        </table:table-row>
        <table:table-row table:style-name="TableLine2329908785504">
          <table:covered-table-cell table:style-name="Tableau1.A2"/>
          <table:table-cell table:style-name="Tableau1.A2" office:value-type="string">
            <text:p text:style-name="P14">_copyright</text:p>
          </table:table-cell>
          <table:table-cell table:style-name="Tableau1.C2" office:value-type="string">
            <text:p text:style-name="P5">Creative <text:span text:style-name="T4">C</text:span>ommons, droit d’auteur, plagiat, contrefaçon, domaine public, <text:span text:style-name="T2">authorship, licence, trademark, patent, contrat, piratage</text:span></text:p>
          </table:table-cell>
        </table:table-row>
        <table:table-row table:style-name="TableLine2329908785776">
          <table:covered-table-cell table:style-name="Tableau1.A2"/>
          <table:table-cell table:style-name="Tableau1.A2" office:value-type="string">
            <text:p text:style-name="P14">_jouet</text:p>
          </table:table-cell>
          <table:table-cell table:style-name="Tableau1.C2" office:value-type="string">
            <text:p text:style-name="P5">Toy, objet, poupée, pion</text:p>
          </table:table-cell>
        </table:table-row>
        <table:table-row table:style-name="TableLine2329908797472">
          <table:covered-table-cell table:style-name="Tableau1.A2"/>
          <table:table-cell table:style-name="Tableau1.A2" office:value-type="string">
            <text:p text:style-name="P14">_fair play</text:p>
          </table:table-cell>
          <table:table-cell table:style-name="Tableau1.C2" office:value-type="string">
            <text:p text:style-name="P5">Attitude ludique, règles sociales, <text:span text:style-name="T2">unfairness, dynamique de groupe, contrat social, hospitalité</text:span></text:p>
          </table:table-cell>
        </table:table-row>
        <table:table-row table:style-name="TableLine2329908793392">
          <table:covered-table-cell table:style-name="Tableau1.A2"/>
          <table:table-cell table:style-name="Tableau1.A2" office:value-type="string">
            <text:p text:style-name="P14">_mécanique</text:p>
          </table:table-cell>
          <table:table-cell table:style-name="Tableau1.C2" office:value-type="string">
            <text:p text:style-name="P5">Règles du jeu, système de jeu, <text:span text:style-name="T2">balance</text:span></text:p>
          </table:table-cell>
        </table:table-row>
        <table:table-row table:style-name="TableLine2329908798016">
          <table:covered-table-cell table:style-name="Tableau1.A2"/>
          <table:table-cell table:style-name="Tableau1.A2" office:value-type="string">
            <text:p text:style-name="P14">_<text:span text:style-name="T8">ÉMOTION</text:span></text:p>
          </table:table-cell>
          <table:table-cell table:style-name="Tableau1.C2" office:value-type="string">
            <text:p text:style-name="P7">En général (ou autres que les 5 ci-dessous) :</text:p>
          </table:table-cell>
        </table:table-row>
        <table:table-row table:style-name="TableLine2329908788224">
          <table:covered-table-cell table:style-name="Tableau1.A2"/>
          <table:table-cell table:style-name="Tableau1.A2" office:value-type="string">
            <text:p text:style-name="P14"><text:s text:c="7"/>_<text:span text:style-name="T3">motivation</text:span></text:p>
          </table:table-cell>
          <table:table-cell table:style-name="Tableau1.C2" office:value-type="string">
            <text:p text:style-name="P9"><text:span text:style-name="T3">Actif : Engagement, </text:span>grit, perseverance, <text:span text:style-name="T3">investissement, concentration, focus</text:span></text:p>
          </table:table-cell>
        </table:table-row>
        <table:table-row table:style-name="TableLine2329908784144">
          <table:covered-table-cell table:style-name="Tableau1.A2"/>
          <table:table-cell table:style-name="Tableau1.A2" office:value-type="string">
            <text:p text:style-name="P14"><text:s text:c="7"/>_<text:span text:style-name="T2">immersion</text:span></text:p>
          </table:table-cell>
          <table:table-cell table:style-name="Tableau1.C2" office:value-type="string">
            <text:p text:style-name="P10">Passif : Absorption, transportation, fascination, cercle magique, ooc comments, metagame, attention, distraction, flow, interruption</text:p>
          </table:table-cell>
        </table:table-row>
        <table:table-row table:style-name="TableLine2329908783328">
          <table:covered-table-cell table:style-name="Tableau1.A2"/>
          <table:table-cell table:style-name="Tableau1.A2" office:value-type="string">
            <text:p text:style-name="P14"><text:s text:c="6"/>_<text:span text:style-name="T3">auto-efficacité</text:span></text:p>
          </table:table-cell>
          <table:table-cell table:style-name="Tableau1.C2" office:value-type="string">
            <text:p text:style-name="P10"><text:span text:style-name="T3">S</text:span>elf-efficacy, empowerment, fierté, compétence</text:p>
          </table:table-cell>
        </table:table-row>
        <table:table-row table:style-name="TableLine2329908793120">
          <table:covered-table-cell table:style-name="Tableau1.A2"/>
          <table:table-cell table:style-name="Tableau1.A2" office:value-type="string">
            <text:p text:style-name="P14"><text:s text:c="7"/>_<text:span text:style-name="T2">bleed</text:span></text:p>
          </table:table-cell>
          <table:table-cell table:style-name="Tableau1.C2" office:value-type="string">
            <text:p text:style-name="P8">Émotions du personnage débordent sur le joueur et vice versa</text:p>
          </table:table-cell>
        </table:table-row>
        <table:table-row table:style-name="TableLine2329908783600">
          <table:covered-table-cell table:style-name="Tableau1.A2"/>
          <table:table-cell table:style-name="Tableau1.A2" office:value-type="string">
            <text:p text:style-name="P14"><text:s text:c="7"/>_<text:span text:style-name="T2">sécurité</text:span></text:p>
          </table:table-cell>
          <table:table-cell table:style-name="Tableau1.C2" office:value-type="string">
            <text:p text:style-name="P8">Safe space, sécurité émotionnelle, care, <text:span text:style-name="T3">emotion control</text:span></text:p>
          </table:table-cell>
        </table:table-row>
        <table:table-row table:style-name="TableLine2329908793936">
          <table:covered-table-cell table:style-name="Tableau1.A2"/>
          <table:table-cell table:style-name="Tableau1.A2" office:value-type="string">
            <text:p text:style-name="P14">_<text:span text:style-name="T2">arbitrage</text:span></text:p>
          </table:table-cell>
          <table:table-cell table:style-name="Tableau1.C2" office:value-type="string">
            <text:p text:style-name="P8">Maître de jeu, adjudication, referee, organisateur, ruling, autorité.</text:p>
          </table:table-cell>
        </table:table-row>
        <table:table-row table:style-name="TableLine2329908798288">
          <table:covered-table-cell table:style-name="Tableau1.A2"/>
          <table:table-cell table:style-name="Tableau1.A2" office:value-type="string">
            <text:p text:style-name="P14">_<text:span text:style-name="T2">communication</text:span></text:p>
          </table:table-cell>
          <table:table-cell table:style-name="Tableau1.C2" office:value-type="string">
            <text:p text:style-name="P8">Description, clarté, échange verbaux et non verbaux, flux, </text:p>
          </table:table-cell>
        </table:table-row>
        <table:table-row table:style-name="TableLine2329908786048">
          <table:covered-table-cell table:style-name="Tableau1.A2"/>
          <table:table-cell table:style-name="Tableau1.A2" office:value-type="string">
            <text:p text:style-name="P14">_<text:span text:style-name="T2">incertitude</text:span></text:p>
          </table:table-cell>
          <table:table-cell table:style-name="Tableau1.C2" office:value-type="string">
            <text:p text:style-name="P8">Informations cachées, incomplètes, hasard.</text:p>
          </table:table-cell>
        </table:table-row>
        <table:table-row table:style-name="TableLine2329908785232">
          <table:covered-table-cell table:style-name="Tableau1.A2"/>
          <table:table-cell table:style-name="Tableau1.A2" office:value-type="string">
            <text:p text:style-name="P14">_<text:span text:style-name="T2">collaboration</text:span></text:p>
          </table:table-cell>
          <table:table-cell table:style-name="Tableau1.C2" office:value-type="string">
            <text:p text:style-name="P8">Jeu partagé, <text:span text:style-name="T3">négociation, coopération, sélection collective des règles, shared worldbuilding.</text:span></text:p>
          </table:table-cell>
        </table:table-row>
        <table:table-row table:style-name="TableLine2329908786864">
          <table:covered-table-cell table:style-name="Tableau1.A2"/>
          <table:table-cell table:style-name="Tableau1.A2" office:value-type="string">
            <text:p text:style-name="P12"/>
          </table:table-cell>
          <table:table-cell table:style-name="Tableau1.C2" office:value-type="string">
            <text:p text:style-name="P8"/>
          </table:table-cell>
        </table:table-row>
        <table:table-row table:style-name="TableLine2329908791760">
          <table:covered-table-cell table:style-name="Tableau1.A2"/>
          <table:table-cell table:style-name="Tableau1.A2" office:value-type="string">
            <text:p text:style-name="P12"/>
          </table:table-cell>
          <table:table-cell table:style-name="Tableau1.C2" office:value-type="string">
            <text:p text:style-name="P8"/>
          </table:table-cell>
        </table:table-row>
        <table:table-row table:style-name="TableLine2329908798832">
          <table:covered-table-cell table:style-name="Tableau1.A2"/>
          <table:table-cell table:style-name="Tableau1.A2" office:value-type="string">
            <text:p text:style-name="P12"/>
          </table:table-cell>
          <table:table-cell table:style-name="Tableau1.C2" office:value-type="string">
            <text:p text:style-name="P8"/>
          </table:table-cell>
        </table:table-row>
        <table:table-row table:style-name="TableLine2329908794480">
          <table:covered-table-cell table:style-name="Tableau1.A2"/>
          <table:table-cell table:style-name="Tableau1.A2" office:value-type="string">
            <text:p text:style-name="P13">30..50 marqueurs uniques</text:p>
          </table:table-cell>
          <table:table-cell table:style-name="Tableau1.C2" office:value-type="string">
            <text:p text:style-name="P11">Si possible, ne dépassez pas 100 marqueurs uniques pour 5000 références.</text:p>
          </table:table-cell>
        </table:table-row>
      </table:table>
      <text:p text:style-name="P1"><draw:frame text:anchor-type="paragraph" draw:z-index="0" draw:name="Forme1" draw:style-name="gr1" draw:text-style-name="P17" svg:width="16.749cm" svg:height="0.636cm" svg:x="0.526cm" svg:y="0.958cm"><draw:text-box><text:p text:style-name="P16"><text:span text:style-name="T9">Pour en savoir plus, lire https://pmartinolli.github.io/QMpRD/chapters/thesaurus.html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roman"/>
    <style:font-face style:name="Linux Biolinum G" svg:font-family="'Linux Biolinum G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1-28T09:38:45.011000000</meta:creation-date>
    <dc:date>2025-03-17T11:57:02.841000000</dc:date>
    <meta:editing-duration>PT23M5S</meta:editing-duration>
    <meta:editing-cycles>7</meta:editing-cycles>
    <meta:generator>LibreOffice/7.2.1.2$Windows_X86_64 LibreOffice_project/87b77fad49947c1441b67c559c339af8f3517e22</meta:generator>
    <meta:document-statistic meta:table-count="1" meta:image-count="0" meta:object-count="0" meta:page-count="1" meta:paragraph-count="70" meta:word-count="339" meta:character-count="2621" meta:non-whitespace-character-count="2310"/>
  </office:meta>
</office:document-meta>
</file>